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0db681" officeooo:paragraph-rsid="000db681"/>
    </style:style>
    <style:style style:name="P2" style:family="paragraph" style:parent-style-name="Standard">
      <style:text-properties style:text-position="0% 100%" officeooo:rsid="000db681" officeooo:paragraph-rsid="0011d6cf"/>
    </style:style>
    <style:style style:name="P3" style:family="paragraph" style:parent-style-name="Standard">
      <style:text-properties style:text-position="0% 100%" officeooo:rsid="000e7c4f" officeooo:paragraph-rsid="000e7c4f"/>
    </style:style>
    <style:style style:name="P4" style:family="paragraph" style:parent-style-name="Standard">
      <style:text-properties style:text-position="0% 100%" officeooo:rsid="00105e3a" officeooo:paragraph-rsid="00105e3a"/>
    </style:style>
    <style:style style:name="T1" style:family="text">
      <style:text-properties officeooo:rsid="000e7c4f"/>
    </style:style>
    <style:style style:name="T2" style:family="text">
      <style:text-properties officeooo:rsid="0010e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I used python in writting code for qrcode.</text:p>
      <text:p text:style-name="P1">This creates qrcode and if we give any data,it stores that.We can connect links also.</text:p>
      <text:p text:style-name="P1"/>
      <text:p text:style-name="P1">If we scan this and if our qrcode was <text:s/>connected to any link then it directly goes to </text:p>
      <text:p text:style-name="P1">that website.</text:p>
      <text:p text:style-name="P2">I</text:p>
      <text:p text:style-name="P2"/>
      <text:p text:style-name="P2"><text:s/>used libraries <text:span text:style-name="T1">like qrcode </text:span>in this code.<text:span text:style-name="T1">These consists of so many fun which are usuful.</text:span></text:p>
      <text:p text:style-name="P3">These are everywhere.Somany are using these .</text:p>
      <text:p text:style-name="P3"/>
      <text:p text:style-name="P3"/>
      <text:p text:style-name="P3"/>
      <text:p text:style-name="P3">These store so much information in small figure.It takes less memory.</text:p>
      <text:p text:style-name="P3"/>
      <text:p text:style-name="P4">These are very easy to use.It is very nice to do this.</text:p>
      <text:p text:style-name="P4">Because of <text:span text:style-name="T2">doing this ,I saw so many th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50:26.485553034</meta:creation-date>
    <dc:date>2019-01-13T11:56:54.430914086</dc:date>
    <meta:editing-duration>PT5M35S</meta:editing-duration>
    <meta:editing-cycles>1</meta:editing-cycles>
    <meta:document-statistic meta:table-count="0" meta:image-count="0" meta:object-count="0" meta:page-count="1" meta:paragraph-count="10" meta:word-count="98" meta:character-count="527" meta:non-whitespace-character-count="436"/>
    <meta:generator>LibreOffice/6.0.3.2$Linux_X86_64 LibreOffice_project/00m0$Build-2</meta:generator>
  </office:meta>
</office:document-meta>
</file>